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,605,944,444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,467,977,777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,436,585,185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,336,692,592.6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,249,733,333.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,181,448,148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,199,948,148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,137,637,037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,148,700,000.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,228,329,629.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,370,070,37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,312,759,259.3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,157,662,963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,022,962,963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919,729,629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856,396,296.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814,381,481.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800,481,481.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26,370,370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66,200,000.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27,859,259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80,618,518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33,729,629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14:55.068921557</dc:date>
    <meta:editing-duration>PT21M10S</meta:editing-duration>
    <meta:editing-cycles>6</meta:editing-cycles>
    <meta:generator>LibreOffice/7.2.6.2$Linux_X86_64 LibreOffice_project/20$Build-2</meta:generator>
    <meta:document-statistic meta:table-count="1" meta:cell-count="48" meta:object-count="0"/>
  </office:meta>
</office:document-meta>
</file>